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language-asian="ru" style:country-asian="RU"/>
    </style:style>
    <style:style style:name="P3" style:family="paragraph" style:parent-style-name="Код">
      <style:text-properties style:language-asian="ru" style:country-asian="RU"/>
    </style:style>
    <style:style style:name="P4" style:family="paragraph" style:parent-style-name="Standard">
      <style:text-properties style:language-asian="ru" style:country-asian="RU"/>
    </style:style>
    <style:style style:name="P5" style:family="paragraph" style:parent-style-name="Код" style:master-page-name="">
      <style:paragraph-properties fo:margin-left="-0.152cm" fo:margin-right="-0.716cm" fo:text-indent="0cm" style:auto-text-indent="false" style:page-number="auto" fo:padding="0.049cm" fo:border="0.002cm solid #b2b2b2" style:shadow="none"/>
    </style:style>
    <style:style style:name="P6" style:family="paragraph" style:parent-style-name="Код">
      <style:paragraph-properties fo:margin-left="-0.152cm" fo:margin-right="-0.716cm" fo:text-indent="0cm" style:auto-text-indent="false" fo:padding="0.049cm" fo:border="0.002cm solid #b2b2b2" style:shadow="none"/>
    </style:style>
    <style:style style:name="P7" style:family="paragraph" style:parent-style-name="Код">
      <style:paragraph-properties fo:margin-left="-0.152cm" fo:margin-right="-0.716cm" fo:text-indent="0cm" style:auto-text-indent="false" fo:padding="0.049cm" fo:border="0.002cm solid #b2b2b2" style:shadow="none"/>
      <style:text-properties style:language-asian="ru" style:country-asian="RU"/>
    </style:style>
    <style:style style:name="P8" style:family="paragraph" style:parent-style-name="Код">
      <style:paragraph-properties fo:margin-left="-0.152cm" fo:margin-right="-0.716cm" fo:text-indent="0cm" style:auto-text-indent="false" fo:padding="0.049cm" fo:border="0.002cm solid #b2b2b2" style:shadow="none"/>
      <style:text-properties fo:language="en" fo:country="US" style:language-asian="ru" style:country-asian="RU"/>
    </style:style>
    <style:style style:name="P9" style:family="paragraph" style:parent-style-name="Heading_20_1">
      <style:text-properties style:language-asian="ru" style:country-asian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ru" fo:country="RU"/>
    </style:style>
    <style:style style:name="T4" style:family="text">
      <style:text-properties style:language-asian="ru" style:country-asian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Лабораторная работа <text:span text:style-name="T1">21</text:span></text:h>
      <text:h text:style-name="Heading_20_4" text:outline-level="4"><text:span text:style-name="T2">21</text:span><text:span text:style-name="T2">.1</text:span><text:span text:style-name="T4"> [#</text:span><text:span text:style-name="T2">4</text:span><text:span text:style-name="T4">0]</text:span></text:h>
      <text:p text:style-name="Standard">Разработайте с использованием типа данных множество программу</text:p>
      <text:p text:style-name="Standard">PROGRAM Prime(INPUT, OUTPUT)</text:p>
      <text:p text:style-name="P2">которая находит простые числа в  диапазоне, ограниченном от 2 до 100, методом «Решето Эратосфена», который заключается в следующем:</text:p>
      <text:p text:style-name="Standard"><text:bookmark text:name="p41299-4"/></text:p>
      <text:p text:style-name="P2"><text:bookmark text:name="p41299-5"/>Принимается, что минимальное простое число равно 2. В «решето» помещают все числа в заданном диапазоне. Минимальное число в диапазоне считается простым. Далее оно удаляется из решета и удаляются все ему кратные. Новое минимальное число в диапазоне также является простым. <text:line-break/>Процесс повторяется, пока не будет достигнуто максимальное число в диапазоне.</text:p>
      <text:p text:style-name="Standard"/>
      <text:p text:style-name="Standard"><text:span text:style-name="T4">Д</text:span><text:bookmark text:name="p41299-6"/><text:span text:style-name="T4">ля диапазона 2 .. 16 процесс будет выглядеть следующим образом.<text:line-break/>S = {2, 3, 4, 5, 6, 7, 8, 9, 10, 11, 12, 13, 14, 15, 16}<text:line-break/>удаляем кратные 2<text:line-break/>S – {2, 4, 6, 8, 10, 12, 14, 16} = {3, 5, 7, 9, 11, 13, 15}<text:line-break/>удаляем кратные 3<text:line-break/>{3, 5, 7, 9, 11, 13, 15} – {3, 6, 9, 12, 15} = {5, 7, 11, 13}<text:line-break/>и так далее…</text:span></text:p>
      <text:p text:style-name="Standard"><text:line-break/>Пример</text:p>
      <text:p text:style-name="Код">С<text:bookmark text:name="p41299-7"/>одержимое решета <text:s text:c="21"/>удаляем <text:s text:c="12"/>кратное</text:p>
      <text:p text:style-name="P3">{2,3,4,5,6,7,8,9,10,11,12,13,14,15,16} {2,4,6,8,10,12,14,16} <text:s/>2</text:p>
      <text:p text:style-name="Код">{3,5,7,9,11,13,15} <text:s text:c="20"/>{3,6,9,12,15} <text:s text:c="9"/>3</text:p>
      <text:p text:style-name="Код">{5,7,11,13} <text:s text:c="27"/>{5,10,15} <text:s text:c="13"/>5</text:p>
      <text:p text:style-name="Код">{7,11,13} <text:s text:c="29"/>{7,14} <text:s text:c="16"/>7</text:p>
      <text:p text:style-name="Код">{11,13} <text:s text:c="31"/>{11} <text:s text:c="18"/>11</text:p>
      <text:p text:style-name="Код">{13} <text:s text:c="34"/>{13} <text:s text:c="18"/>13</text:p>
      <text:p text:style-name="Код"/>
      <text:p text:style-name="Код">Простые числа в диапазоне до 16 будут 2,3,5,7,11,13</text:p>
      <text:h text:style-name="Heading_20_4" text:outline-level="4"><text:span text:style-name="T1">21</text:span><text:span text:style-name="T3">.2</text:span> [#<text:span text:style-name="T3">2</text:span>0]</text:h>
      <text:p text:style-name="P2">Соберите программу SortDate. Допишите недостающие разделы проекта.<text:line-break/>Входной файл дат называется 'FI.TXT'.</text:p>
      <text:p text:style-name="P2"/>
      <text:p text:style-name="P2"/>
      <text:p text:style-name="P5">DP1</text:p>
      <text:p text:style-name="P6"><text:span text:style-name="T4">PROGRAM SortDate</text:span><text:span text:style-name="T2">(INPUT, OUTPUT)</text:span><text:span text:style-name="T4">;</text:span></text:p>
      <text:p text:style-name="P6">TYPE</text:p>
      <text:p text:style-name="P6"><text:s text:c="2"/>Month = (NoMonth, J<text:span text:style-name="T1">an</text:span>, <text:span text:style-name="T1">Feb</text:span>, <text:span text:style-name="T1">Mar</text:span>, <text:span text:style-name="T1">Apr</text:span>, <text:span text:style-name="T1">May</text:span>, <text:span text:style-name="T1">Jun</text:span>,</text:p>
      <text:p text:style-name="P6"><text:s text:c="20"/><text:span text:style-name="T1">Jul</text:span>, <text:span text:style-name="T1">Aug</text:span>, <text:span text:style-name="T1">Sep</text:span>, <text:span text:style-name="T1">Oct</text:span>, <text:span text:style-name="T1">Nov</text:span>, <text:span text:style-name="T1">Dec</text:span>);</text:p>
      <text:p text:style-name="P6"><text:s text:c="2"/>DayNum = 1..31;</text:p>
      <text:p text:style-name="P6"><text:s text:c="2"/>Date <text:s text:c="2"/>= RECORD</text:p>
      <text:p text:style-name="P6"><text:s text:c="13"/>Mo : Month;</text:p>
      <text:p text:style-name="P6"><text:s text:c="13"/>Day: DayNum</text:p>
      <text:p text:style-name="P6"><text:s text:c="11"/>END;</text:p>
      <text:p text:style-name="P6"><text:s text:c="2"/>FileOfDate = FILE OF Date;</text:p>
      <text:p text:style-name="P6"><text:soft-page-break/>VAR</text:p>
      <text:p text:style-name="P6"><text:s text:c="2"/>Copying: BOOLEAN;</text:p>
      <text:p text:style-name="P6"><text:s text:c="2"/>D, VarDate: Date;</text:p>
      <text:p text:style-name="P6"><text:s text:c="2"/>TFile, DateFile: FileOfDate;</text:p>
      <text:p text:style-name="P6"><text:s text:c="2"/>FInput: TEXT;</text:p>
      <text:p text:style-name="P6"/>
      <text:p text:style-name="P6"><text:span text:style-name="T1">B</text:span>EGIN{SortDate}</text:p>
      <text:p text:style-name="P6"><text:s text:c="2"/>ASSIGN(DateFile, 'DF.DAT');</text:p>
      <text:p text:style-name="P6"><text:s text:c="2"/>ASSIGN(TFile, 'TF.DAT');</text:p>
      <text:p text:style-name="P7"><text:s text:c="2"/>ASSIGN(FInput, 'FI.TXT');</text:p>
      <text:p text:style-name="P6"><text:s text:c="2"/>REWRITE(DateFile);</text:p>
      <text:p text:style-name="P6"><text:s text:c="2"/>RESET(FInput);</text:p>
      <text:p text:style-name="P6"><text:s text:c="2"/>ReadDate(FI<text:span text:style-name="T1">nput</text:span>, VarDate);</text:p>
      <text:p text:style-name="P6"><text:s text:c="2"/>READLN(FI<text:span text:style-name="T1">nput</text:span>);</text:p>
      <text:p text:style-name="P6"><text:s text:c="2"/>WRITE(DateFile, VarDate);</text:p>
      <text:p text:style-name="P6"><text:s text:c="2"/>RESET(DateFile);</text:p>
      <text:p text:style-name="P6"><text:s text:c="2"/>WHILE NOT EOF(FInput)</text:p>
      <text:p text:style-name="P6"><text:s text:c="2"/>DO</text:p>
      <text:p text:style-name="P6"><text:s text:c="4"/>{Поместить новую дату в DateFile в соответствующее место}</text:p>
      <text:p text:style-name="P6"><text:s text:c="2"/>{Копируем DateFile в OUTPUT}</text:p>
      <text:p text:style-name="P6">END.{SortDate}</text:p>
      <text:p text:style-name="P6"/>
      <text:p text:style-name="P6">PROCEDURE WriteDate(VAR FOut: TEXT; VAR Result: Date);</text:p>
      <text:p text:style-name="P6">BEGIN{WriteDate}</text:p>
      <text:p text:style-name="P6"><text:s text:c="2"/>WriteMonth(FOut,Result.Mo);</text:p>
      <text:p text:style-name="P7"><text:s text:c="2"/>WRITE(FOut,Result.Day:3)</text:p>
      <text:p text:style-name="P6">END;{WriteDate}</text:p>
      <text:p text:style-name="P6"/>
      <text:p text:style-name="P6">PROCEDURE ReadDate (VAR FIn: TEXT; VAR Result: Date);</text:p>
      <text:p text:style-name="P6">BEGIN{ReadDate}</text:p>
      <text:p text:style-name="P6"><text:s text:c="2"/>ReadMonth(FIn,Result.Mo);</text:p>
      <text:p text:style-name="P6"><text:s text:c="2"/>READ(FIn,Result.Day)</text:p>
      <text:p text:style-name="P6">END;{ReadDate}</text:p>
      <text:p text:style-name="P6"/>
      <text:p text:style-name="P6">PROCEDURE ReadMonth(VAR FIn: TEXT; VAR Mo: Month);</text:p>
      <text:p text:style-name="P6">VAR</text:p>
      <text:p text:style-name="P6"><text:s text:c="2"/>Ch1, Ch2, Ch3: CHAR;</text:p>
      <text:p text:style-name="P6">BEGIN{ReadMonth}</text:p>
      <text:p text:style-name="P6"><text:s text:c="2"/>READ(FIn, Ch1, Ch2, Ch3);</text:p>
      <text:p text:style-name="P6"><text:s text:c="2"/>IF (Ch1 = 'J') AND (Ch2 = 'A') AND (Ch3 = 'N') THEN Mo := <text:span text:style-name="T1">J</text:span><text:span text:style-name="T1">an</text:span> ELSE</text:p>
      <text:p text:style-name="P6"><text:s text:c="2"/>IF (Ch1 = 'F') AND (Ch2 = 'E') AND (Ch3 = 'B') THEN Mo := <text:span text:style-name="T1">Feb</text:span> ELSE</text:p>
      <text:p text:style-name="P6"><text:s text:c="2"/>IF (Ch1 = 'M') AND (Ch2 = 'A') AND (Ch3 = 'R') THEN Mo := <text:span text:style-name="T1">Mar</text:span> ELSE</text:p>
      <text:p text:style-name="P6"><text:s text:c="2"/>IF (Ch1 = 'A') AND (Ch2 = 'P') AND (Ch3 = 'R') THEN Mo := <text:span text:style-name="T1">Apr</text:span> ELSE</text:p>
      <text:p text:style-name="P6"><text:s text:c="2"/>IF (Ch1 = 'M') AND (Ch2 = 'A') AND (Ch3 = 'Y') THEN Mo := <text:span text:style-name="T1">May</text:span> ELSE</text:p>
      <text:p text:style-name="P6"><text:s text:c="2"/>IF (Ch1 = 'J') AND (Ch2 = 'U') AND (Ch3 = 'N') THEN Mo := <text:span text:style-name="T1">Jun</text:span> ELSE</text:p>
      <text:p text:style-name="P6"><text:s text:c="2"/>IF (Ch1 = 'J') AND (Ch2 = 'U') AND (Ch3 = 'L') THEN Mo := <text:span text:style-name="T1">Jul</text:span> ELSE</text:p>
      <text:p text:style-name="P6"><text:s text:c="2"/>IF (Ch1 = 'A') AND (Ch2 = 'U') AND (Ch3 = 'G') THEN Mo := <text:span text:style-name="T1">Aug</text:span> ELSE</text:p>
      <text:p text:style-name="P6"><text:s text:c="2"/>IF (Ch1 = 'S') AND (Ch2 = 'E') AND (Ch3 = 'P') THEN Mo := <text:span text:style-name="T1">Sep</text:span> ELSE</text:p>
      <text:p text:style-name="P6"><text:s text:c="2"/>IF (Ch1 = 'O') AND (Ch2 = 'C') AND (Ch3 = 'T') THEN Mo := <text:span text:style-name="T1">Oct</text:span> ELSE</text:p>
      <text:p text:style-name="P6"><text:s text:c="2"/>IF (Ch1 = 'N') AND (Ch2 = 'O') AND (Ch3 = 'V') THEN Mo := <text:span text:style-name="T1">Nov</text:span> ELSE</text:p>
      <text:p text:style-name="P6"><text:s text:c="2"/>IF (Ch1 = 'D') AND (Ch2 = 'E') AND (Ch3 = 'C') THEN Mo := <text:span text:style-name="T1">Dec</text:span></text:p>
      <text:p text:style-name="P6"><text:s text:c="4"/>ELSE Mo := NoMonth</text:p>
      <text:p text:style-name="P6"><text:soft-page-break/>END;{ReadMonth}</text:p>
      <text:p text:style-name="P6"/>
      <text:p text:style-name="P6">PROCEDURE WriteMonth(VAR FOut: TEXT; VAR Mo: Month);</text:p>
      <text:p text:style-name="P6">VAR</text:p>
      <text:p text:style-name="P6"><text:s text:c="2"/>Ch1, Ch2, Ch3: CHAR;</text:p>
      <text:p text:style-name="P6">BEGIN {WriteMonth}</text:p>
      <text:p text:style-name="P6"><text:s text:c="2"/>IF Mo = <text:span text:style-name="T1">Jan</text:span> THEN WRITE('JAN') ELSE</text:p>
      <text:p text:style-name="P6"><text:s text:c="2"/>IF Mo = <text:span text:style-name="T1">Feb</text:span> THEN WRITE('FEB') ELSE</text:p>
      <text:p text:style-name="P6"><text:s text:c="2"/>IF Mo = <text:span text:style-name="T1">Mar</text:span> THEN WRITE('MAR') ELSE</text:p>
      <text:p text:style-name="P6"><text:s text:c="2"/>IF Mo = <text:span text:style-name="T1">Apr</text:span> THEN WRITE('APR') ELSE</text:p>
      <text:p text:style-name="P6"><text:s text:c="2"/>IF Mo = <text:span text:style-name="T1">May</text:span> THEN WRITE('MAY') ELSE</text:p>
      <text:p text:style-name="P6"><text:s text:c="2"/>IF Mo = <text:span text:style-name="T1">Jun</text:span> THEN WRITE('JUN') ELSE</text:p>
      <text:p text:style-name="P6"><text:s text:c="2"/>IF Mo = <text:span text:style-name="T1">Jul</text:span> THEN WRITE('JUL') ELSE</text:p>
      <text:p text:style-name="P6"><text:s text:c="2"/>IF Mo = <text:span text:style-name="T1">Aug</text:span> THEN WRITE('AUG') ELSE</text:p>
      <text:p text:style-name="P6"><text:s text:c="2"/>IF Mo = <text:span text:style-name="T1">Sep</text:span> THEN WRITE('SEP') ELSE</text:p>
      <text:p text:style-name="P6"><text:s text:c="2"/>IF Mo = <text:span text:style-name="T1">Oct</text:span> THEN WRITE('OCT') ELSE</text:p>
      <text:p text:style-name="P6"><text:s text:c="2"/>IF Mo = <text:span text:style-name="T1">Nov</text:span> THEN WRITE('NOV') ELSE</text:p>
      <text:p text:style-name="P6"><text:s text:c="2"/>IF Mo = <text:span text:style-name="T1">Dec</text:span> THEN WRITE('DEC')</text:p>
      <text:p text:style-name="P6"><text:s text:c="4"/>ELSE WRITE('NoMonth')</text:p>
      <text:p text:style-name="P6">END; {WriteMonth}</text:p>
      <text:p text:style-name="P6"/>
      <text:p text:style-name="P6"/>
      <text:p text:style-name="P6">FUNCTION Less(VAR D1, D2: Date): BOOLEAN;</text:p>
      <text:p text:style-name="P6"><text:s text:c="2"/>{Less:= D1 &lt; D2}</text:p>
      <text:p text:style-name="P6"><text:s text:c="2"/>BEGIN {Less}</text:p>
      <text:p text:style-name="P6"><text:s text:c="2"/>IF D1.Mo &lt; D2.Mo</text:p>
      <text:p text:style-name="P6"><text:s text:c="2"/>THEN</text:p>
      <text:p text:style-name="P6"><text:s text:c="4"/>Less := TRUE</text:p>
      <text:p text:style-name="P6"><text:s text:c="2"/>ELSE</text:p>
      <text:p text:style-name="P6"><text:s text:c="4"/>IF D1.Mo &gt; D2.Mo</text:p>
      <text:p text:style-name="P6"><text:s text:c="6"/>THEN</text:p>
      <text:p text:style-name="P6"><text:s text:c="8"/>Less := FALSE</text:p>
      <text:p text:style-name="P6"><text:s text:c="6"/>ELSE {D1.Mo = D2.Mo}</text:p>
      <text:p text:style-name="P6"><text:s text:c="8"/>Less := (D1.Day &lt; D2.Day)</text:p>
      <text:p text:style-name="P6"><text:s text:c="2"/>END; {Less}</text:p>
      <text:p text:style-name="P6"/>
      <text:p text:style-name="P6">PROCEDURE CopyOut(VAR DateFile: FileOfDate);</text:p>
      <text:p text:style-name="P6">VAR</text:p>
      <text:p text:style-name="P6"><text:s text:c="2"/>VarDate: Date;</text:p>
      <text:p text:style-name="P6">BEGIN {CopyOut}</text:p>
      <text:p text:style-name="P6"><text:s text:c="2"/>WHILE NOT EOF(DateFile)</text:p>
      <text:p text:style-name="P6"><text:s text:c="2"/>DO</text:p>
      <text:p text:style-name="P6"><text:s text:c="4"/>BEGIN</text:p>
      <text:p text:style-name="P6"><text:s text:c="6"/>READ(DateFile, VarDate);</text:p>
      <text:p text:style-name="P6"><text:s text:c="6"/>WriteDate(OUTPUT, VarDate);</text:p>
      <text:p text:style-name="P6"><text:s text:c="6"/>WRITELN;</text:p>
      <text:p text:style-name="P6"><text:s text:c="4"/>END</text:p>
      <text:p text:style-name="P6">END;{CopyOut}</text:p>
      <text:p text:style-name="P6"><text:line-break/>DP 1.2<text:bookmark text:name="p41299-13"/></text:p>
      <text:p text:style-name="P6"><text:span text:style-name="T2">{</text:span><text:span text:style-name="T4">Копируем</text:span><text:span text:style-name="T2"> DateFile </text:span><text:span text:style-name="T4">в</text:span><text:span text:style-name="T2"> OUTPUT}</text:span></text:p>
      <text:p text:style-name="P6">RESET(DateFile);</text:p>
      <text:p text:style-name="P6"><text:soft-page-break/><text:span text:style-name="T4">CopyOut(DateFile);</text:span></text:p>
      <text:p text:style-name="P6"/>
      <text:p text:style-name="P6">DP 1.1<text:bookmark text:name="p41299-14"/></text:p>
      <text:p text:style-name="P6"><text:s text:c="2"/>{Поместить новую дату в DateFile в соответствующее место}</text:p>
      <text:p text:style-name="P6"><text:span text:style-name="T4"><text:s text:c="2"/></text:span><text:span text:style-name="T2">BEGIN</text:span></text:p>
      <text:p text:style-name="P6"><text:s text:c="4"/>ReadDate(FI<text:span text:style-name="T1">nput</text:span>,D);</text:p>
      <text:p text:style-name="P6"><text:s text:c="4"/>READLN(FI<text:span text:style-name="T1">nput</text:span>);</text:p>
      <text:p text:style-name="P6"><text:s text:c="4"/>IF (D.Mo &lt;&gt; NoMonth)</text:p>
      <text:p text:style-name="P6"><text:s text:c="4"/>THEN</text:p>
      <text:p text:style-name="P8"><text:s text:c="6"/>BEGIN</text:p>
      <text:p text:style-name="P6"><text:span text:style-name="T2"><text:s text:c="8"/></text:span><text:span text:style-name="T4">{копируем элементы меньшие,чем D из DateFile в TFile}</text:span></text:p>
      <text:p text:style-name="P6"><text:span text:style-name="T4"><text:s text:c="8"/></text:span><text:span text:style-name="T2">{</text:span><text:span text:style-name="T4">копируем</text:span><text:span text:style-name="T2"> D </text:span><text:span text:style-name="T4">в</text:span><text:span text:style-name="T2"> TFile}</text:span></text:p>
      <text:p text:style-name="P6"><text:s text:c="8"/>WRITE(TF<text:span text:style-name="T1">ile</text:span>, D);</text:p>
      <text:p text:style-name="P6"><text:span text:style-name="T2"><text:s text:c="8"/></text:span><text:span text:style-name="T4">{копируем остаток DateFile в TFile}</text:span></text:p>
      <text:p text:style-name="P6"><text:span text:style-name="T4"><text:s text:c="8"/></text:span><text:span text:style-name="T2">{</text:span><text:span text:style-name="T4">копируем</text:span><text:span text:style-name="T2"> TFile </text:span><text:span text:style-name="T4">в</text:span><text:span text:style-name="T2"> DateFile}</text:span></text:p>
      <text:p text:style-name="P6"><text:s text:c="6"/>END;</text:p>
      <text:p text:style-name="P6"><text:span text:style-name="T2"><text:s text:c="2"/></text:span><text:span text:style-name="T4">END;</text:span></text:p>
      <text:p text:style-name="P6"/>
      <text:p text:style-name="P6">DP 1.1.1</text:p>
      <text:p text:style-name="P6"><text:s text:c="8"/>{копируем элементы меньшие, чем D из DateFile в TFile}</text:p>
      <text:p text:style-name="P6"><text:span text:style-name="T4"><text:s text:c="8"/></text:span><text:span text:style-name="T2">BEGIN</text:span></text:p>
      <text:p text:style-name="P6"><text:s text:c="10"/>REWRITE(TFile);</text:p>
      <text:p text:style-name="P6"><text:s text:c="10"/>Copying := TRUE;</text:p>
      <text:p text:style-name="P6"><text:s text:c="10"/>WHILE NOT EOF(DateFile) AND Copying</text:p>
      <text:p text:style-name="P6"><text:s text:c="10"/>DO</text:p>
      <text:p text:style-name="P6"><text:s text:c="12"/>BEGIN</text:p>
      <text:p text:style-name="P8"><text:s text:c="14"/>READ(DateFile, VarDate);</text:p>
      <text:p text:style-name="P6"><text:s text:c="14"/>IF Less(VarDate,D)</text:p>
      <text:p text:style-name="P6"><text:s text:c="14"/>THEN</text:p>
      <text:p text:style-name="P6"><text:s text:c="16"/>WRITE(TFile, VarDate)</text:p>
      <text:p text:style-name="P6"><text:span text:style-name="T2"><text:s text:c="14"/></text:span><text:span text:style-name="T4">ELSE</text:span></text:p>
      <text:p text:style-name="P6"><text:s text:c="16"/>Copying := FALSE</text:p>
      <text:p text:style-name="P6"><text:s text:c="12"/>END</text:p>
      <text:p text:style-name="P6"><text:s text:c="8"/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02cm solid #b2b2b2" style:shadow="none"/>
      <style:text-properties style:font-name="Courier New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loext:contextual-spacing="false" fo:margin-left="1cm" fo:margin-right="0cm" fo:margin-top="0cm" fo:margin-bottom="0cm" fo:text-indent="0cm" style:auto-text-indent="false"/>
      <style:text-properties fo:font-style="italic"/>
    </style:style>
    <style:style style:name="auto" style:family="paragraph" style:parent-style-name="Standard">
      <style:paragraph-properties loext:contextual-spacing="false"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ext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apple-converted-space" style:family="text"/>
    <style:style style:name="missingpag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6</text:span><text:span text:style-name="MT2"><text:tab/><text:tab/></text:span><text:span text:style-name="MT2"><text:page-number text:select-page="current">4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4:13:47.03</meta:creation-date>
    <meta:editing-duration>PT8H40M19S</meta:editing-duration>
    <meta:editing-cycles>41</meta:editing-cycles>
    <meta:generator>OpenOffice/4.1.1$Win32 OpenOffice.org_project/411m6$Build-9775</meta:generator>
    <dc:date>2017-04-03T00:48:02.90</dc:date>
    <meta:document-statistic meta:table-count="0" meta:image-count="0" meta:object-count="0" meta:page-count="4" meta:paragraph-count="158" meta:word-count="787" meta:character-count="5392"/>
    <dc:creator>Igor Larionov</dc:creator>
    <meta:template xlink:type="simple" xlink:actuate="onRequest" xlink:title="шабон" xlink:href="file:///C:/Documents%20and%20Settings/UserXP/Application%20Data/OpenOffice/4/user/template/шабон.ott" meta:date="2014-09-21T14:13:46.70"/>
  </office:meta>
</office:document-meta>
</file>